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10AEF8945FB.png" manifest:media-type="image/png"/>
  <manifest:file-entry manifest:full-path="Pictures/200002C90000592D00001B5CF41CA058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828cm" svg:height="7.003cm" svg:x="3.499cm" svg:y="3.998cm">
          <draw:image xlink:href="Pictures/200002C90000592D00001B5CF41CA058.svm" xlink:type="simple" xlink:show="embed" xlink:actuate="onLoad" draw:mime-type="image/x-svm">
            <text:p/>
          </draw:image>
          <draw:image xlink:href="Pictures/10000001000003600000010AEF8945FB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0:07:54.970891379</meta:creation-date>
    <dc:date>2025-10-26T14:53:57.569816917</dc:date>
    <meta:editing-duration>P3DT3H37M5S</meta:editing-duration>
    <meta:editing-cycles>3</meta:editing-cycles>
    <meta:generator>LibreOffice/25.2.3.2$Linux_AARCH64 LibreOffice_project/520$Build-2</meta:generator>
    <meta:document-statistic meta:object-count="24"/>
  </office:meta>
</office:document-meta>
</file>